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style:font-name="Liberation Sans1" style:font-name-asian="Droid Sans Fallback" style:font-name-complex="FreeSans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Dados do ajuste</text:p>
          </table:table-cell>
          <table:table-cell office:value-type="string" calcext:value-type="string">
            <text:p>m</text:p>
          </table:table-cell>
          <table:table-cell office:value-type="float" office:value="-1.13788" calcext:value-type="float">
            <text:p>-1.137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ros de ajuste da eficienci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0.155152" calcext:value-type="float">
            <text:p>0.15515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Situação</text:p>
          </table:table-cell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1">σ</text:span> N</text:p>
          </table:table-cell>
          <table:table-cell office:value-type="string" calcext:value-type="string">
            <text:p>Nc</text:p>
          </table:table-cell>
          <table:table-cell table:style-name="ce2" office:value-type="string" calcext:value-type="string">
            <text:p><text:span text:style-name="T1">σ</text:span> Nc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<text:span text:style-name="T1">σ</text:span> R</text:p>
          </table:table-cell>
          <table:table-cell office:value-type="string" calcext:value-type="string">
            <text:p>E gama' (MeV)</text:p>
          </table:table-cell>
          <table:table-cell table:style-name="ce2" office:value-type="string" calcext:value-type="string">
            <text:p>σ E gama' (MeV)</text:p>
          </table:table-cell>
          <table:table-cell table:style-name="ce2" office:value-type="string" calcext:value-type="string">
            <text:p>εp</text:p>
          </table:table-cell>
          <table:table-cell table:style-name="ce1" office:value-type="string" calcext:value-type="string">
            <text:p><text:span text:style-name="T1">σ</text:span> εp</text:p>
          </table:table-cell>
          <table:table-cell office:value-type="string" calcext:value-type="string">
            <text:p>Rc</text:p>
          </table:table-cell>
          <table:table-cell table:style-name="ce2" office:value-type="string" calcext:value-type="string">
            <text:p><text:span text:style-name="T1">σ</text:span> Rc</text:p>
          </table:table-cell>
          <table:table-cell/>
          <table:table-cell office:value-type="string" calcext:value-type="string">
            <text:p>dσ/dΩi / dσ/dΩ20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25.86" calcext:value-type="float">
            <text:p>3325.86</text:p>
          </table:table-cell>
          <table:table-cell office:value-type="float" office:value="63.9227" calcext:value-type="float">
            <text:p>63.92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67.3" calcext:value-type="float">
            <text:p>4867.3</text:p>
          </table:table-cell>
          <table:table-cell office:value-type="float" office:value="78.185" calcext:value-type="float">
            <text:p>78.1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67.77" calcext:value-type="float">
            <text:p>1567.77</text:p>
          </table:table-cell>
          <table:table-cell office:value-type="float" office:value="52.2877" calcext:value-type="float">
            <text:p>52.28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83.53" calcext:value-type="float">
            <text:p>1883.53</text:p>
          </table:table-cell>
          <table:table-cell office:value-type="float" office:value="55.2434" calcext:value-type="float">
            <text:p>55.2434</text:p>
          </table:table-cell>
          <table:table-cell table:formula="of:=[.D9]-[.D10]*[.D7]/[.D8]" office:value-type="float" office:value="280.74082863189" calcext:value-type="float">
            <text:p>280.7408286319</text:p>
          </table:table-cell>
          <table:table-cell table:formula="of:=SQRT([.E9]^2+[.E10]^2*([.D7]/[.D8])^2+([.E7]^2/[.D8]^2+([.D7]/[.D8]^2)^2*[.E8]^2)*[.D10]^2)" office:value-type="float" office:value="72.0988276507954" calcext:value-type="float">
            <text:p>72.0988276508</text:p>
          </table:table-cell>
          <table:table-cell table:formula="of:=[.F10]/[.C10]" office:value-type="float" office:value="28.074082863189" calcext:value-type="float">
            <text:p>28.0740828632</text:p>
          </table:table-cell>
          <table:table-cell table:formula="of:=[.G10]/[.C10]" office:value-type="float" office:value="7.20988276507954" calcext:value-type="float">
            <text:p>7.2098827651</text:p>
          </table:table-cell>
          <table:table-cell table:formula="of:=(649.200696+644.8770832)/2000" office:value-type="float" office:value="0.6470388896" calcext:value-type="float">
            <text:p>0.6470388896</text:p>
          </table:table-cell>
          <table:table-cell table:formula="of:=(0.739890982+0.683612271)/2000" office:value-type="float" office:value="0.0007117516265" calcext:value-type="float">
            <text:p>0.0007117516</text:p>
          </table:table-cell>
          <table:table-cell table:formula="of:=[.$L$3]*[.J10]^[.$L$2]" office:value-type="float" office:value="0.254621992674106" calcext:value-type="float">
            <text:p>0.2546219927</text:p>
          </table:table-cell>
          <table:table-cell table:formula="of:=SQRT(([.L10]*LN(10)*[.$M$3])^2+([.L10]*LN([.J10])*[.$M$2])^2+([.$L$2]*10^[.$L$3]*[.J10]^([.$L$2]-1)*[.K10])^2)" office:value-type="float" office:value="0.00293619626875534" calcext:value-type="float">
            <text:p>0.0029361963</text:p>
          </table:table-cell>
          <table:table-cell table:formula="of:=[.H10]/[.L10]" office:value-type="float" office:value="110.257886871231" calcext:value-type="float">
            <text:p>110.2578868712</text:p>
          </table:table-cell>
          <table:table-cell table:formula="of:=SQRT([.I10]^2/[.L10]^2 + ([.H10]/[.L10]^2)^2*[.M10]^2)" office:value-type="float" office:value="28.3445561928237" calcext:value-type="float">
            <text:p>28.3445561928</text:p>
          </table:table-cell>
          <table:table-cell/>
          <table:table-cell table:formula="of:=[.N10]/[.$N$11]" office:value-type="float" office:value="3.58104941879734" calcext:value-type="float">
            <text:p>3.5810494188</text:p>
          </table:table-cell>
          <table:table-cell table:formula="of:=SQRT(([.O10]/[.$N$11])^2+([.N10]/[.$N$11]^2)^2*[.$O$11]^2)" office:value-type="float" office:value="0.931398257504411" calcext:value-type="float">
            <text:p>0.9313982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2089.07" calcext:value-type="float">
            <text:p>2089.07</text:p>
          </table:table-cell>
          <table:table-cell office:value-type="float" office:value="79.5429" calcext:value-type="float">
            <text:p>79.5429</text:p>
          </table:table-cell>
          <table:table-cell table:formula="of:=[.D11]" office:value-type="float" office:value="2089.07" calcext:value-type="float">
            <text:p>2089.07</text:p>
          </table:table-cell>
          <table:table-cell table:formula="of:=[.E11]" office:value-type="float" office:value="79.5429" calcext:value-type="float">
            <text:p>79.5429</text:p>
          </table:table-cell>
          <table:table-cell table:formula="of:=[.F11]/[.C11]" office:value-type="float" office:value="8.70445833333333" calcext:value-type="float">
            <text:p>8.7044583333</text:p>
          </table:table-cell>
          <table:table-cell table:formula="of:=[.G11]/[.C11]" office:value-type="float" office:value="0.33142875" calcext:value-type="float">
            <text:p>0.33142875</text:p>
          </table:table-cell>
          <table:table-cell office:value-type="float" office:value="0.5901885376" calcext:value-type="float">
            <text:p>0.5901885376</text:p>
          </table:table-cell>
          <table:table-cell table:formula="of:=[.J11]/1000" office:value-type="float" office:value="0.0005901885376" calcext:value-type="float">
            <text:p>0.0005901885</text:p>
          </table:table-cell>
          <table:table-cell table:formula="of:=[.$L$3]*[.J11]^[.$L$2]" office:value-type="float" office:value="0.282710800470295" calcext:value-type="float">
            <text:p>0.2827108005</text:p>
          </table:table-cell>
          <table:table-cell table:formula="of:=SQRT(([.L11]*LN(10)*[.$M$3])^2+([.L11]*LN([.J11])*[.$M$2])^2+([.$L$2]*10^[.$L$3]*[.J11]^([.$L$2]-1)*[.K11])^2)" office:value-type="float" office:value="0.00296369485417512" calcext:value-type="float">
            <text:p>0.0029636949</text:p>
          </table:table-cell>
          <table:table-cell table:formula="of:=[.H11]/[.L11]" office:value-type="float" office:value="30.7892670490596" calcext:value-type="float">
            <text:p>30.7892670491</text:p>
          </table:table-cell>
          <table:table-cell table:formula="of:=SQRT([.I11]^2/[.L11]^2 + ([.H11]/[.L11]^2)^2*[.M11]^2)" office:value-type="float" office:value="1.21594551765812" calcext:value-type="float">
            <text:p>1.2159455177</text:p>
          </table:table-cell>
          <table:table-cell/>
          <table:table-cell table:formula="of:=[.N11]/[.$N$11]" office:value-type="float" office:value="1" calcext:value-type="float">
            <text:p>1</text:p>
          </table:table-cell>
          <table:table-cell table:formula="of:=SQRT(([.O11]/[.$N$11])^2+([.N11]/[.$N$11]^2)^2*[.$O$11]^2)" office:value-type="float" office:value="0.0558508469668623" calcext:value-type="float">
            <text:p>0.055850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34.004" calcext:value-type="float">
            <text:p>934.004</text:p>
          </table:table-cell>
          <table:table-cell office:value-type="float" office:value="50.798" calcext:value-type="float">
            <text:p>50.798</text:p>
          </table:table-cell>
          <table:table-cell table:formula="of:=[.D12]" office:value-type="float" office:value="934.004" calcext:value-type="float">
            <text:p>934.004</text:p>
          </table:table-cell>
          <table:table-cell table:formula="of:=[.E12]" office:value-type="float" office:value="50.798" calcext:value-type="float">
            <text:p>50.798</text:p>
          </table:table-cell>
          <table:table-cell table:formula="of:=[.F12]/[.C12]" office:value-type="float" office:value="5.18891111111111" calcext:value-type="float">
            <text:p>5.1889111111</text:p>
          </table:table-cell>
          <table:table-cell table:formula="of:=[.G12]/[.C12]" office:value-type="float" office:value="0.282211111111111" calcext:value-type="float">
            <text:p>0.2822111111</text:p>
          </table:table-cell>
          <table:table-cell office:value-type="float" office:value="0.5601556672" calcext:value-type="float">
            <text:p>0.5601556672</text:p>
          </table:table-cell>
          <table:table-cell table:formula="of:=[.J12]/1000" office:value-type="float" office:value="0.0005601556672" calcext:value-type="float">
            <text:p>0.0005601557</text:p>
          </table:table-cell>
          <table:table-cell table:formula="of:=[.$L$3]*[.J12]^[.$L$2]" office:value-type="float" office:value="0.300021125426074" calcext:value-type="float">
            <text:p>0.3000211254</text:p>
          </table:table-cell>
          <table:table-cell table:formula="of:=SQRT(([.L12]*LN(10)*[.$M$3])^2+([.L12]*LN([.J12])*[.$M$2])^2+([.$L$2]*10^[.$L$3]*[.J12]^([.$L$2]-1)*[.K12])^2)" office:value-type="float" office:value="0.00314516128881504" calcext:value-type="float">
            <text:p>0.0031451613</text:p>
          </table:table-cell>
          <table:table-cell table:formula="of:=[.H12]/[.L12]" office:value-type="float" office:value="17.2951524788199" calcext:value-type="float">
            <text:p>17.2951524788</text:p>
          </table:table-cell>
          <table:table-cell table:formula="of:=SQRT([.I12]^2/[.L12]^2 + ([.H12]/[.L12]^2)^2*[.M12]^2)" office:value-type="float" office:value="0.957951568697521" calcext:value-type="float">
            <text:p>0.9579515687</text:p>
          </table:table-cell>
          <table:table-cell/>
          <table:table-cell table:formula="of:=[.N12]/[.$N$11]" office:value-type="float" office:value="0.561726670896771" calcext:value-type="float">
            <text:p>0.5617266709</text:p>
          </table:table-cell>
          <table:table-cell table:formula="of:=SQRT(([.O12]/[.$N$11])^2+([.N12]/[.$N$11]^2)^2*[.$O$11]^2)" office:value-type="float" office:value="0.0382120247269643" calcext:value-type="float">
            <text:p>0.03821202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857.368" calcext:value-type="float">
            <text:p>857.368</text:p>
          </table:table-cell>
          <table:table-cell office:value-type="float" office:value="52.2075" calcext:value-type="float">
            <text:p>52.2075</text:p>
          </table:table-cell>
          <table:table-cell table:formula="of:=[.D13]" office:value-type="float" office:value="857.368" calcext:value-type="float">
            <text:p>857.368</text:p>
          </table:table-cell>
          <table:table-cell table:formula="of:=[.E13]" office:value-type="float" office:value="52.2075" calcext:value-type="float">
            <text:p>52.2075</text:p>
          </table:table-cell>
          <table:table-cell table:formula="of:=[.F13]/[.C13]" office:value-type="float" office:value="2.85789333333333" calcext:value-type="float">
            <text:p>2.8578933333</text:p>
          </table:table-cell>
          <table:table-cell table:formula="of:=[.G13]/[.C13]" office:value-type="float" office:value="0.174025" calcext:value-type="float">
            <text:p>0.174025</text:p>
          </table:table-cell>
          <table:table-cell office:value-type="float" office:value="0.4556262864" calcext:value-type="float">
            <text:p>0.4556262864</text:p>
          </table:table-cell>
          <table:table-cell table:formula="of:=[.J13]/1000" office:value-type="float" office:value="0.0004556262864" calcext:value-type="float">
            <text:p>0.0004556263</text:p>
          </table:table-cell>
          <table:table-cell table:formula="of:=[.$L$3]*[.J13]^[.$L$2]" office:value-type="float" office:value="0.379506858532462" calcext:value-type="float">
            <text:p>0.3795068585</text:p>
          </table:table-cell>
          <table:table-cell table:formula="of:=SQRT(([.L13]*LN(10)*[.$M$3])^2+([.L13]*LN([.J13])*[.$M$2])^2+([.$L$2]*10^[.$L$3]*[.J13]^([.$L$2]-1)*[.K13])^2)" office:value-type="float" office:value="0.00397842078153997" calcext:value-type="float">
            <text:p>0.0039784208</text:p>
          </table:table-cell>
          <table:table-cell table:formula="of:=[.H13]/[.L13]" office:value-type="float" office:value="7.53054462410691" calcext:value-type="float">
            <text:p>7.5305446241</text:p>
          </table:table-cell>
          <table:table-cell table:formula="of:=SQRT([.I13]^2/[.L13]^2 + ([.H13]/[.L13]^2)^2*[.M13]^2)" office:value-type="float" office:value="0.465301361986672" calcext:value-type="float">
            <text:p>0.465301362</text:p>
          </table:table-cell>
          <table:table-cell/>
          <table:table-cell table:formula="of:=[.N13]/[.$N$11]" office:value-type="float" office:value="0.244583432665277" calcext:value-type="float">
            <text:p>0.2445834327</text:p>
          </table:table-cell>
          <table:table-cell table:formula="of:=SQRT(([.O13]/[.$N$11])^2+([.N13]/[.$N$11]^2)^2*[.$O$11]^2)" office:value-type="float" office:value="0.0179356256434922" calcext:value-type="float">
            <text:p>0.0179356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table:formula="of:=[.D14]" office:value-type="float" office:value="958.515" calcext:value-type="float">
            <text:p>958.515</text:p>
          </table:table-cell>
          <table:table-cell table:formula="of:=[.E14]" office:value-type="float" office:value="85.354" calcext:value-type="float">
            <text:p>85.354</text:p>
          </table:table-cell>
          <table:table-cell table:formula="of:=[.F14]/[.C14]" office:value-type="float" office:value="1.77502777777778" calcext:value-type="float">
            <text:p>1.7750277778</text:p>
          </table:table-cell>
          <table:table-cell table:formula="of:=[.G14]/[.C14]" office:value-type="float" office:value="0.158062962962963" calcext:value-type="float">
            <text:p>0.158062963</text:p>
          </table:table-cell>
          <table:table-cell office:value-type="float" office:value="0.354978768" calcext:value-type="float">
            <text:p>0.354978768</text:p>
          </table:table-cell>
          <table:table-cell table:formula="of:=[.J14]/1000" office:value-type="float" office:value="0.000354978768" calcext:value-type="float">
            <text:p>0.0003549788</text:p>
          </table:table-cell>
          <table:table-cell table:formula="of:=[.$L$3]*[.J14]^[.$L$2]" office:value-type="float" office:value="0.504165468647245" calcext:value-type="float">
            <text:p>0.5041654686</text:p>
          </table:table-cell>
          <table:table-cell table:formula="of:=SQRT(([.L14]*LN(10)*[.$M$3])^2+([.L14]*LN([.J14])*[.$M$2])^2+([.$L$2]*10^[.$L$3]*[.J14]^([.$L$2]-1)*[.K14])^2)" office:value-type="float" office:value="0.0052852335411205" calcext:value-type="float">
            <text:p>0.0052852335</text:p>
          </table:table-cell>
          <table:table-cell table:formula="of:=[.H14]/[.L14]" office:value-type="float" office:value="3.52072461951917" calcext:value-type="float">
            <text:p>3.5207246195</text:p>
          </table:table-cell>
          <table:table-cell table:formula="of:=SQRT([.I14]^2/[.L14]^2 + ([.H14]/[.L14]^2)^2*[.M14]^2)" office:value-type="float" office:value="0.315679081911652" calcext:value-type="float">
            <text:p>0.3156790819</text:p>
          </table:table-cell>
          <table:table-cell/>
          <table:table-cell table:formula="of:=[.N14]/[.$N$11]" office:value-type="float" office:value="0.11434908839854" calcext:value-type="float">
            <text:p>0.1143490884</text:p>
          </table:table-cell>
          <table:table-cell table:formula="of:=SQRT(([.O14]/[.$N$11])^2+([.N14]/[.$N$11]^2)^2*[.$O$11]^2)" office:value-type="float" office:value="0.0112033690589735" calcext:value-type="float">
            <text:p>0.0112033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table:formula="of:=[.D15]" office:value-type="float" office:value="1879.31" calcext:value-type="float">
            <text:p>1879.31</text:p>
          </table:table-cell>
          <table:table-cell table:formula="of:=[.E15]" office:value-type="float" office:value="120.741" calcext:value-type="float">
            <text:p>120.741</text:p>
          </table:table-cell>
          <table:table-cell table:formula="of:=[.F15]/[.C15]" office:value-type="float" office:value="1.87931" calcext:value-type="float">
            <text:p>1.87931</text:p>
          </table:table-cell>
          <table:table-cell table:formula="of:=[.G15]/[.C15]" office:value-type="float" office:value="0.120741" calcext:value-type="float">
            <text:p>0.120741</text:p>
          </table:table-cell>
          <table:table-cell office:value-type="float" office:value="0.2925780608" calcext:value-type="float">
            <text:p>0.2925780608</text:p>
          </table:table-cell>
          <table:table-cell table:formula="of:=[.J15]/1000" office:value-type="float" office:value="0.0002925780608" calcext:value-type="float">
            <text:p>0.0002925781</text:p>
          </table:table-cell>
          <table:table-cell table:formula="of:=[.$L$3]*[.J15]^[.$L$2]" office:value-type="float" office:value="0.628217756774341" calcext:value-type="float">
            <text:p>0.6282177568</text:p>
          </table:table-cell>
          <table:table-cell table:formula="of:=SQRT(([.L15]*LN(10)*[.$M$3])^2+([.L15]*LN([.J15])*[.$M$2])^2+([.$L$2]*10^[.$L$3]*[.J15]^([.$L$2]-1)*[.K15])^2)" office:value-type="float" office:value="0.00658569014680845" calcext:value-type="float">
            <text:p>0.0065856901</text:p>
          </table:table-cell>
          <table:table-cell table:formula="of:=[.H15]/[.L15]" office:value-type="float" office:value="2.99149455699811" calcext:value-type="float">
            <text:p>2.991494557</text:p>
          </table:table-cell>
          <table:table-cell table:formula="of:=SQRT([.I15]^2/[.L15]^2 + ([.H15]/[.L15]^2)^2*[.M15]^2)" office:value-type="float" office:value="0.194737781270134" calcext:value-type="float">
            <text:p>0.1947377813</text:p>
          </table:table-cell>
          <table:table-cell/>
          <table:table-cell table:formula="of:=[.N15]/[.$N$11]" office:value-type="float" office:value="0.0971603043434407" calcext:value-type="float">
            <text:p>0.0971603043</text:p>
          </table:table-cell>
          <table:table-cell table:formula="of:=SQRT(([.O15]/[.$N$11])^2+([.N15]/[.$N$11]^2)^2*[.$O$11]^2)" office:value-type="float" office:value="0.00739778454315879" calcext:value-type="float">
            <text:p>0.0073977845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table:formula="of:=[.Q10]" office:value-type="float" office:value="3.58104941879734" calcext:value-type="float">
            <text:p>3.5810494188</text:p>
          </table:table-cell>
          <table:table-cell office:value-type="float" office:value="0.931398257504411" calcext:value-type="float">
            <text:p>0.9313982575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table:formula="of:=[.Q11]" office:value-type="float" office:value="1" calcext:value-type="float">
            <text:p>1</text:p>
          </table:table-cell>
          <table:table-cell office:value-type="float" office:value="0.0558508469668623" calcext:value-type="float">
            <text:p>0.055850847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table:formula="of:=[.Q12]" office:value-type="float" office:value="0.561726670896771" calcext:value-type="float">
            <text:p>0.5617266709</text:p>
          </table:table-cell>
          <table:table-cell office:value-type="float" office:value="0.0382120247269643" calcext:value-type="float">
            <text:p>0.0382120247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11"/>
          <table:table-cell office:value-type="float" office:value="50" calcext:value-type="float">
            <text:p>50</text:p>
          </table:table-cell>
          <table:table-cell table:formula="of:=[.Q13]" office:value-type="float" office:value="0.244583432665277" calcext:value-type="float">
            <text:p>0.2445834327</text:p>
          </table:table-cell>
          <table:table-cell office:value-type="float" office:value="0.0179356256434922" calcext:value-type="float">
            <text:p>0.0179356256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11"/>
          <table:table-cell office:value-type="float" office:value="70" calcext:value-type="float">
            <text:p>70</text:p>
          </table:table-cell>
          <table:table-cell table:formula="of:=[.Q14]" office:value-type="float" office:value="0.11434908839854" calcext:value-type="float">
            <text:p>0.1143490884</text:p>
          </table:table-cell>
          <table:table-cell office:value-type="float" office:value="0.0112033690589735" calcext:value-type="float">
            <text:p>0.0112033691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11"/>
          <table:table-cell office:value-type="float" office:value="90" calcext:value-type="float">
            <text:p>90</text:p>
          </table:table-cell>
          <table:table-cell table:formula="of:=[.Q15]" office:value-type="float" office:value="0.0971603043434407" calcext:value-type="float">
            <text:p>0.0971603043</text:p>
          </table:table-cell>
          <table:table-cell office:value-type="float" office:value="0.00739778454315879" calcext:value-type="float">
            <text:p>0.0073977845</text:p>
          </table:table-cell>
        </table:table-row>
        <table:table-row table:style-name="ro1" table:number-rows-repeated="5">
          <table:table-cell table:number-columns-repeated="6"/>
          <table:table-cell table:style-name="ce3"/>
          <table:table-cell table:number-columns-repeated="14"/>
        </table:table-row>
        <table:table-row table:style-name="ro1">
          <table:table-cell table:number-columns-repeated="6"/>
          <table:table-cell table:style-name="ce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loext:fill-character> </loext:fill-character>
      <number:text>- </number:text>
    </number:number-style>
    <number:text-style style:name="N10120" number:language="en" number:country="GB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3:09:35.024087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23:38:31.543144641</meta:creation-date>
    <dc:date>2015-12-09T21:41:36.411241463</dc:date>
    <meta:editing-duration>PT7H1M20S</meta:editing-duration>
    <meta:editing-cycles>30</meta:editing-cycles>
    <meta:generator>LibreOffice/4.2.8.2$Linux_X86_64 LibreOffice_project/420m0$Build-2</meta:generator>
    <meta:document-statistic meta:table-count="1" meta:cell-count="160" meta:object-count="0"/>
  </office:meta>
</office:document-meta>
</file>